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3df72e" officeooo:paragraph-rsid="003df72e"/>
    </style:style>
    <style:style style:name="P2" style:family="paragraph" style:parent-style-name="Footnote">
      <style:text-properties fo:language="pt" fo:country="BR" officeooo:rsid="003df72e" officeooo:paragraph-rsid="003df72e"/>
    </style:style>
    <style:style style:name="P3" style:family="paragraph" style:parent-style-name="Footnote">
      <style:text-properties fo:language="pt" fo:country="BR" officeooo:rsid="003f9b99" officeooo:paragraph-rsid="003f9b99"/>
    </style:style>
    <style:style style:name="P4" style:family="paragraph" style:parent-style-name="Footnote">
      <style:text-properties officeooo:paragraph-rsid="003f9b99"/>
    </style:style>
    <style:style style:name="P5" style:family="paragraph" style:parent-style-name="Footnote">
      <style:text-properties fo:language="pt" fo:country="BR" officeooo:rsid="003f9b99" officeooo:paragraph-rsid="003df72e"/>
    </style:style>
    <style:style style:name="P6" style:family="paragraph" style:parent-style-name="Standard">
      <style:paragraph-properties fo:line-height="150%" fo:text-align="center" style:justify-single-word="false"/>
      <style:text-properties style:font-name="Arial" fo:language="pt" fo:country="BR" fo:font-weight="normal" officeooo:rsid="00406e16" officeooo:paragraph-rsid="00406e16" style:font-weight-asian="normal" style:font-weight-complex="normal"/>
    </style:style>
    <style:style style:name="P7" style:family="paragraph" style:parent-style-name="Standard" style:list-style-name="L1">
      <style:paragraph-properties fo:line-height="100%" fo:text-align="justify" style:justify-single-word="false"/>
      <style:text-properties style:font-name="Arial" fo:language="pt" fo:country="BR" fo:font-weight="normal" officeooo:rsid="0004c94d" officeooo:paragraph-rsid="0004c94d" style:font-weight-asian="normal" style:font-weight-complex="normal"/>
    </style:style>
    <style:style style:name="P8" style:family="paragraph" style:parent-style-name="Standard" style:list-style-name="L2">
      <style:paragraph-properties fo:line-height="100%" fo:text-align="justify" style:justify-single-word="false"/>
      <style:text-properties style:font-name="Arial" fo:language="pt" fo:country="BR" fo:font-weight="normal" officeooo:rsid="0004c94d" officeooo:paragraph-rsid="0004c94d" style:font-weight-asian="normal" style:font-weight-complex="normal"/>
    </style:style>
    <style:style style:name="P9" style:family="paragraph" style:parent-style-name="Standard" style:list-style-name="L2">
      <style:paragraph-properties fo:line-height="100%" fo:text-align="justify" style:justify-single-word="false"/>
      <style:text-properties style:font-name="Arial" fo:language="pt" fo:country="BR" fo:font-weight="normal" officeooo:rsid="0004c94d" officeooo:paragraph-rsid="0006686b" style:font-weight-asian="normal" style:font-weight-complex="normal"/>
    </style:style>
    <style:style style:name="P10" style:family="paragraph" style:parent-style-name="Standard" style:list-style-name="L3">
      <style:paragraph-properties fo:line-height="100%" fo:text-align="justify" style:justify-single-word="false"/>
      <style:text-properties style:font-name="Arial" fo:language="pt" fo:country="BR" fo:font-weight="normal" officeooo:rsid="0004c94d" officeooo:paragraph-rsid="0004c94d" style:font-weight-asian="normal" style:font-weight-complex="normal"/>
    </style:style>
    <style:style style:name="P11" style:family="paragraph" style:parent-style-name="Standard">
      <style:paragraph-properties fo:line-height="150%"/>
      <style:text-properties style:font-name="Arial" fo:language="pt" fo:country="BR" fo:font-weight="normal" officeooo:rsid="0004c94d" officeooo:paragraph-rsid="0004c94d" style:font-weight-asian="normal" style:font-weight-complex="normal"/>
    </style:style>
    <style:style style:name="P12" style:family="paragraph" style:parent-style-name="Standard" style:list-style-name="L1">
      <style:paragraph-properties fo:line-height="100%" fo:text-align="justify" style:justify-single-word="false"/>
      <style:text-properties style:font-name="Arial" fo:language="pt" fo:country="BR" fo:font-weight="normal" officeooo:rsid="00059c07" officeooo:paragraph-rsid="0004c94d" style:font-weight-asian="normal" style:font-weight-complex="normal"/>
    </style:style>
    <style:style style:name="P13" style:family="paragraph" style:parent-style-name="Standard" style:list-style-name="L2">
      <style:paragraph-properties fo:line-height="100%" fo:text-align="justify" style:justify-single-word="false"/>
      <style:text-properties style:font-name="Arial" fo:language="pt" fo:country="BR" fo:font-weight="normal" officeooo:rsid="00059c07" officeooo:paragraph-rsid="0006686b" style:font-weight-asian="normal" style:font-weight-complex="normal"/>
    </style:style>
    <style:style style:name="P14" style:family="paragraph" style:parent-style-name="Standard" style:list-style-name="L4">
      <style:paragraph-properties fo:line-height="100%" fo:text-align="justify" style:justify-single-word="false"/>
      <style:text-properties style:font-name="Arial" fo:language="pt" fo:country="BR" fo:font-weight="normal" officeooo:rsid="00059c07" officeooo:paragraph-rsid="0004c94d" style:font-weight-asian="normal" style:font-weight-complex="normal"/>
    </style:style>
    <style:style style:name="P15" style:family="paragraph" style:parent-style-name="Standard">
      <style:paragraph-properties fo:line-height="150%"/>
      <style:text-properties style:font-name="Arial" fo:language="pt" fo:country="BR" fo:font-weight="normal" officeooo:rsid="00059c07" officeooo:paragraph-rsid="0004c94d" style:font-weight-asian="normal" style:font-weight-complex="normal"/>
    </style:style>
    <style:style style:name="P16" style:family="paragraph" style:parent-style-name="Standard" style:list-style-name="L4">
      <style:paragraph-properties fo:line-height="100%" fo:text-align="justify" style:justify-single-word="false"/>
      <style:text-properties style:font-name="Arial" fo:language="pt" fo:country="BR" fo:font-weight="normal" officeooo:rsid="0006686b" officeooo:paragraph-rsid="0006686b" style:font-weight-asian="normal" style:font-weight-complex="normal"/>
    </style:style>
    <style:style style:name="P17" style:family="paragraph" style:parent-style-name="Standard">
      <style:paragraph-properties fo:line-height="150%"/>
      <style:text-properties style:font-name="Arial" fo:language="pt" fo:country="BR" fo:font-weight="normal" officeooo:rsid="00117541" officeooo:paragraph-rsid="00117541" style:font-weight-asian="normal" style:font-weight-complex="normal"/>
    </style:style>
    <style:style style:name="P18" style:family="paragraph" style:parent-style-name="Standard">
      <style:paragraph-properties fo:line-height="150%"/>
      <style:text-properties style:font-name="Arial" fo:language="pt" fo:country="BR" fo:font-weight="normal" officeooo:rsid="0014a99a" officeooo:paragraph-rsid="0014a99a" style:font-weight-asian="normal" style:font-weight-complex="normal"/>
    </style:style>
    <style:style style:name="P19" style:family="paragraph" style:parent-style-name="Standard">
      <style:paragraph-properties fo:line-height="150%" fo:text-align="justify" style:justify-single-word="false"/>
      <style:text-properties style:font-name="Arial" fo:language="pt" fo:country="BR" fo:font-weight="normal" officeooo:rsid="0014a99a" officeooo:paragraph-rsid="0014a99a" style:font-weight-asian="normal" style:font-weight-complex="normal"/>
    </style:style>
    <style:style style:name="P20" style:family="paragraph" style:parent-style-name="Standard">
      <style:paragraph-properties fo:line-height="150%"/>
      <style:text-properties style:font-name="Arial" fo:language="pt" fo:country="BR" fo:font-weight="bold" officeooo:rsid="0004c94d" officeooo:paragraph-rsid="0004c94d" style:font-weight-asian="bold" style:font-weight-complex="bold"/>
    </style:style>
    <style:style style:name="P21" style:family="paragraph" style:parent-style-name="Standard">
      <style:paragraph-properties fo:line-height="150%"/>
      <style:text-properties style:font-name="Arial" fo:language="pt" fo:country="BR" fo:font-weight="bold" officeooo:rsid="00059c07" officeooo:paragraph-rsid="0004c94d" style:font-weight-asian="bold" style:font-weight-complex="bold"/>
    </style:style>
    <style:style style:name="P22" style:family="paragraph" style:parent-style-name="Standard">
      <style:paragraph-properties fo:line-height="150%"/>
      <style:text-properties style:font-name="Arial" fo:language="pt" fo:country="BR" fo:font-weight="bold" officeooo:rsid="00059c07" officeooo:paragraph-rsid="0006a6e6" style:font-weight-asian="bold" style:font-weight-complex="bold"/>
    </style:style>
    <style:style style:name="P23" style:family="paragraph" style:parent-style-name="Standard" style:list-style-name="L3">
      <style:paragraph-properties fo:line-height="100%" fo:text-align="justify" style:justify-single-word="false"/>
      <style:text-properties style:font-name="Arial" fo:language="pt" fo:country="BR" fo:font-weight="bold" officeooo:rsid="00059c07" officeooo:paragraph-rsid="0004c94d" style:font-weight-asian="bold" style:font-weight-complex="bold"/>
    </style:style>
    <style:style style:name="P24" style:family="paragraph" style:parent-style-name="Standard" style:list-style-name="L4">
      <style:paragraph-properties fo:line-height="100%" fo:text-align="justify" style:justify-single-word="false"/>
      <style:text-properties style:font-name="Arial" fo:language="pt" fo:country="BR" fo:font-weight="bold" officeooo:rsid="00059c07" officeooo:paragraph-rsid="0004c94d" style:font-weight-asian="bold" style:font-weight-complex="bold"/>
    </style:style>
    <style:style style:name="P25" style:family="paragraph" style:parent-style-name="Standard">
      <style:paragraph-properties fo:line-height="150%"/>
      <style:text-properties style:font-name="Arial" fo:language="pt" fo:country="BR" fo:font-style="italic" fo:font-weight="normal" officeooo:rsid="0004c94d" officeooo:paragraph-rsid="0004c94d" style:font-style-asian="italic" style:font-weight-asian="normal" style:font-style-complex="italic" style:font-weight-complex="normal"/>
    </style:style>
    <style:style style:name="P26" style:family="paragraph" style:parent-style-name="Standard">
      <style:paragraph-properties fo:line-height="150%"/>
      <style:text-properties style:font-name="Arial" fo:language="pt" fo:country="BR" fo:font-style="italic" fo:font-weight="normal" officeooo:rsid="0004c94d" officeooo:paragraph-rsid="0006a6e6"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fo:language="pt" fo:country="BR" fo:font-style="italic" fo:font-weight="normal" officeooo:rsid="0004c94d" officeooo:paragraph-rsid="0006a6e6" style:font-style-asian="italic" style:font-weight-asian="normal" style:font-style-complex="italic" style:font-weight-complex="normal"/>
    </style:style>
    <style:style style:name="P28" style:family="paragraph" style:parent-style-name="Standard">
      <style:paragraph-properties fo:line-height="150%"/>
      <style:text-properties style:font-name="Arial" fo:language="pt" fo:country="BR" fo:font-style="italic" fo:font-weight="normal" officeooo:rsid="00117541" officeooo:paragraph-rsid="00117541" style:font-style-asian="italic" style:font-weight-asian="normal" style:font-style-complex="italic" style:font-weight-complex="normal"/>
    </style:style>
    <style:style style:name="P29" style:family="paragraph" style:parent-style-name="Standard" style:list-style-name="L5">
      <style:paragraph-properties fo:line-height="100%" fo:text-align="justify" style:justify-single-word="false"/>
      <style:text-properties style:font-name="Arial" fo:language="pt" fo:country="BR" officeooo:paragraph-rsid="0006686b"/>
    </style:style>
    <style:style style:name="P30" style:family="paragraph" style:parent-style-name="Standard">
      <style:paragraph-properties fo:line-height="150%"/>
      <style:text-properties style:font-name="Arial" fo:language="pt" fo:country="BR" fo:font-style="normal" fo:font-weight="normal" officeooo:rsid="0006a6e6" officeooo:paragraph-rsid="0006a6e6" style:font-style-asian="normal" style:font-weight-asian="normal" style:font-style-complex="normal" style:font-weight-complex="normal"/>
    </style:style>
    <style:style style:name="P31" style:family="paragraph" style:parent-style-name="Standard">
      <style:paragraph-properties fo:line-height="150%"/>
      <style:text-properties style:font-name="Arial" fo:language="pt" fo:country="BR" fo:font-style="normal" fo:font-weight="normal" officeooo:rsid="0006ef0c" officeooo:paragraph-rsid="0006a6e6" style:font-style-asian="normal" style:font-weight-asian="normal" style:font-style-complex="normal" style:font-weight-complex="normal"/>
    </style:style>
    <style:style style:name="P32" style:family="paragraph" style:parent-style-name="Standard">
      <style:paragraph-properties fo:line-height="150%"/>
      <style:text-properties style:font-name="Arial" fo:language="pt" fo:country="BR" fo:font-style="normal" fo:font-weight="normal" officeooo:rsid="0006ef0c" officeooo:paragraph-rsid="0006ef0c" style:font-style-asian="normal" style:font-weight-asian="normal" style:font-style-complex="normal" style:font-weight-complex="normal"/>
    </style:style>
    <style:style style:name="P33" style:family="paragraph" style:parent-style-name="Standard">
      <style:paragraph-properties fo:line-height="150%"/>
      <style:text-properties style:font-name="Arial" fo:language="pt" fo:country="BR" fo:font-style="normal" fo:font-weight="normal" officeooo:rsid="000f6134" officeooo:paragraph-rsid="000d788c" style:font-style-asian="normal" style:font-weight-asian="normal" style:font-style-complex="normal" style:font-weight-complex="normal"/>
    </style:style>
    <style:style style:name="P34" style:family="paragraph" style:parent-style-name="Standard">
      <style:paragraph-properties fo:line-height="150%"/>
      <style:text-properties style:font-name="Arial" fo:language="pt" fo:country="BR" fo:font-style="normal" fo:font-weight="normal" officeooo:rsid="0017016c" officeooo:paragraph-rsid="0006a6e6" style:font-style-asian="normal" style:font-weight-asian="normal" style:font-style-complex="normal" style:font-weight-complex="normal"/>
    </style:style>
    <style:style style:name="P35" style:family="paragraph" style:parent-style-name="Standard">
      <style:paragraph-properties fo:line-height="150%" fo:text-align="justify" style:justify-single-word="false"/>
      <style:text-properties style:font-name="Arial" fo:language="pt" fo:country="BR" fo:font-style="normal" fo:font-weight="normal" officeooo:rsid="00351a7f" officeooo:paragraph-rsid="0014a99a" style:font-style-asian="normal" style:font-weight-asian="normal" style:font-style-complex="normal" style:font-weight-complex="normal"/>
    </style:style>
    <style:style style:name="P36" style:family="paragraph" style:parent-style-name="Standard">
      <style:paragraph-properties fo:line-height="150%"/>
      <style:text-properties style:font-name="Arial" fo:language="pt" fo:country="BR" fo:font-style="normal" fo:font-weight="bold" officeooo:rsid="0006a6e6" officeooo:paragraph-rsid="0006a6e6" style:font-style-asian="normal" style:font-weight-asian="bold" style:font-style-complex="normal" style:font-weight-complex="bold"/>
    </style:style>
    <style:style style:name="P37" style:family="paragraph" style:parent-style-name="Standard">
      <style:paragraph-properties fo:text-align="center" style:justify-single-word="false"/>
      <style:text-properties style:font-name="Arial" fo:font-weight="bold" style:font-weight-asian="bold" style:font-weight-complex="bold"/>
    </style:style>
    <style:style style:name="P38" style:family="paragraph" style:parent-style-name="Standard">
      <style:paragraph-properties fo:line-height="150%"/>
      <style:text-properties style:font-name="Arial" fo:font-weight="bold" officeooo:rsid="0006a6e6" officeooo:paragraph-rsid="0006a6e6" style:font-weight-asian="bold" style:font-weight-complex="bold"/>
    </style:style>
    <style:style style:name="P39" style:family="paragraph" style:parent-style-name="Standard">
      <style:paragraph-properties fo:line-height="150%"/>
      <style:text-properties style:font-name="Arial" fo:font-weight="bold" officeooo:rsid="0006a6e6" officeooo:paragraph-rsid="00070c86" style:font-weight-asian="bold" style:font-weight-complex="bold"/>
    </style:style>
    <style:style style:name="P40" style:family="paragraph" style:parent-style-name="Standard">
      <style:paragraph-properties fo:line-height="150%"/>
      <style:text-properties style:font-name="Arial" fo:font-weight="bold" officeooo:rsid="0006a6e6" officeooo:paragraph-rsid="000be6ec" style:font-weight-asian="bold" style:font-weight-complex="bold"/>
    </style:style>
    <style:style style:name="P41" style:family="paragraph" style:parent-style-name="Standard">
      <style:paragraph-properties fo:line-height="150%"/>
      <style:text-properties style:font-name="Arial" fo:font-weight="bold" officeooo:rsid="0006a6e6" officeooo:paragraph-rsid="000cc31a" style:font-weight-asian="bold" style:font-weight-complex="bold"/>
    </style:style>
    <style:style style:name="P42" style:family="paragraph" style:parent-style-name="Standard">
      <style:paragraph-properties fo:line-height="150%"/>
      <style:text-properties style:font-name="Arial" fo:font-weight="bold" officeooo:rsid="0006a6e6" officeooo:paragraph-rsid="000d788c" style:font-weight-asian="bold" style:font-weight-complex="bold"/>
    </style:style>
    <style:style style:name="P43" style:family="paragraph" style:parent-style-name="Standard">
      <style:paragraph-properties fo:line-height="150%"/>
      <style:text-properties style:font-name="Arial" fo:font-weight="bold" officeooo:rsid="000d788c" officeooo:paragraph-rsid="000d788c" style:font-weight-asian="bold" style:font-weight-complex="bold"/>
    </style:style>
    <style:style style:name="P44" style:family="paragraph" style:parent-style-name="Standard" style:list-style-name="L5">
      <style:paragraph-properties fo:line-height="100%" fo:text-align="justify" style:justify-single-word="false"/>
      <style:text-properties style:font-name="Arial" officeooo:paragraph-rsid="0006686b"/>
    </style:style>
    <style:style style:name="P45" style:family="paragraph" style:parent-style-name="Standard" style:list-style-name="L5">
      <style:paragraph-properties fo:line-height="100%" fo:text-align="justify" style:justify-single-word="false"/>
      <style:text-properties style:font-name="Arial" fo:font-size="12pt" fo:language="pt" fo:country="BR" fo:font-weight="normal" officeooo:rsid="0004c94d" officeooo:paragraph-rsid="0004c94d" style:font-weight-asian="normal" style:font-weight-complex="normal"/>
    </style:style>
    <style:style style:name="P46" style:family="paragraph" style:parent-style-name="Standard">
      <style:paragraph-properties fo:line-height="150%" fo:text-align="justify" style:justify-single-word="false"/>
      <style:text-properties style:font-name="Arial" fo:font-size="12pt" fo:language="pt" fo:country="BR" fo:font-style="italic" fo:font-weight="normal" officeooo:rsid="0006686b" officeooo:paragraph-rsid="0006686b" style:font-style-asian="italic" style:font-weight-asian="normal" style:font-style-complex="italic" style:font-weight-complex="normal"/>
    </style:style>
    <style:style style:name="P47" style:family="paragraph" style:parent-style-name="Standard">
      <style:paragraph-properties fo:line-height="150%" fo:text-align="justify" style:justify-single-word="false"/>
      <style:text-properties style:font-name="Arial" fo:font-size="12pt" fo:language="pt" fo:country="BR" fo:font-style="italic" fo:font-weight="normal" officeooo:rsid="0006a6e6" officeooo:paragraph-rsid="0006a6e6" style:font-style-asian="italic" style:font-weight-asian="normal" style:font-style-complex="italic" style:font-weight-complex="normal"/>
    </style:style>
    <style:style style:name="P48" style:family="paragraph" style:parent-style-name="Standard">
      <style:paragraph-properties fo:line-height="150%" fo:text-align="justify" style:justify-single-word="false"/>
      <style:text-properties style:font-name="Arial" fo:font-size="12pt" fo:language="pt" fo:country="BR" fo:font-style="italic" fo:font-weight="bold" officeooo:rsid="0006a6e6" officeooo:paragraph-rsid="0006a6e6" style:font-style-asian="italic" style:font-weight-asian="bold" style:font-style-complex="italic" style:font-weight-complex="bold"/>
    </style:style>
    <style:style style:name="P49" style:family="paragraph" style:parent-style-name="Standard">
      <style:paragraph-properties fo:line-height="150%"/>
      <style:text-properties style:font-name="Arial" fo:font-style="italic" officeooo:rsid="0006a6e6" officeooo:paragraph-rsid="0006a6e6" style:font-style-asian="italic" style:font-style-complex="italic"/>
    </style:style>
    <style:style style:name="P50" style:family="paragraph" style:parent-style-name="Standard">
      <style:paragraph-properties fo:line-height="150%"/>
      <style:text-properties style:font-name="Arial" officeooo:paragraph-rsid="0006a6e6"/>
    </style:style>
    <style:style style:name="P51" style:family="paragraph" style:parent-style-name="Standard">
      <style:paragraph-properties fo:line-height="150%"/>
      <style:text-properties style:font-name="Arial" officeooo:rsid="0017e755" officeooo:paragraph-rsid="0017e755"/>
    </style:style>
    <style:style style:name="P52" style:family="paragraph" style:parent-style-name="Standard">
      <style:paragraph-properties fo:line-height="150%"/>
      <style:text-properties style:font-name="Arial" officeooo:rsid="0017e755" officeooo:paragraph-rsid="00189c55"/>
    </style:style>
    <style:style style:name="P53" style:family="paragraph" style:parent-style-name="Standard">
      <style:paragraph-properties fo:line-height="150%"/>
      <style:text-properties style:font-name="Arial" officeooo:rsid="0017e755" officeooo:paragraph-rsid="001da2f8"/>
    </style:style>
    <style:style style:name="P54" style:family="paragraph" style:parent-style-name="Standard">
      <style:paragraph-properties fo:line-height="150%"/>
      <style:text-properties style:font-name="Arial" officeooo:rsid="0017e755" officeooo:paragraph-rsid="002217d5"/>
    </style:style>
    <style:style style:name="P55" style:family="paragraph" style:parent-style-name="Standard">
      <style:paragraph-properties fo:line-height="150%"/>
      <style:text-properties style:font-name="Arial" officeooo:rsid="0017e755" officeooo:paragraph-rsid="0026ca7a"/>
    </style:style>
    <style:style style:name="P56" style:family="paragraph" style:parent-style-name="Standard">
      <style:paragraph-properties fo:line-height="150%"/>
      <style:text-properties style:font-name="Arial" officeooo:rsid="0017e755" officeooo:paragraph-rsid="0028160e"/>
    </style:style>
    <style:style style:name="P57" style:family="paragraph" style:parent-style-name="Standard">
      <style:paragraph-properties fo:line-height="150%"/>
      <style:text-properties style:font-name="Arial" officeooo:rsid="0017e755" officeooo:paragraph-rsid="0028afb4"/>
    </style:style>
    <style:style style:name="P58" style:family="paragraph" style:parent-style-name="Standard">
      <style:paragraph-properties fo:line-height="150%"/>
      <style:text-properties style:font-name="Arial" officeooo:rsid="001da2f8" officeooo:paragraph-rsid="001da2f8"/>
    </style:style>
    <style:style style:name="P59" style:family="paragraph" style:parent-style-name="Standard">
      <style:paragraph-properties fo:line-height="150%"/>
      <style:text-properties style:font-name="Arial" officeooo:rsid="0026ca7a" officeooo:paragraph-rsid="0026ca7a"/>
    </style:style>
    <style:style style:name="P60" style:family="paragraph" style:parent-style-name="Standard">
      <style:paragraph-properties fo:line-height="150%"/>
      <style:text-properties style:font-name="Arial" officeooo:rsid="0028afb4" officeooo:paragraph-rsid="0028afb4"/>
    </style:style>
    <style:style style:name="P61" style:family="paragraph" style:parent-style-name="Standard">
      <style:paragraph-properties fo:text-align="center" style:justify-single-word="false"/>
      <style:text-properties style:font-name="Arial" fo:font-weight="normal" officeooo:rsid="00406e16" style:font-weight-asian="normal" style:font-weight-complex="normal"/>
    </style:style>
    <style:style style:name="P62" style:family="paragraph" style:parent-style-name="Standard">
      <style:paragraph-properties fo:text-align="center" style:justify-single-word="false"/>
      <style:text-properties style:font-name="Arial" fo:font-weight="normal" officeooo:rsid="00406e16" officeooo:paragraph-rsid="00406e16" style:font-weight-asian="normal" style:font-weight-complex="normal"/>
    </style:style>
    <style:style style:name="P63" style:family="paragraph" style:parent-style-name="Standard">
      <style:paragraph-properties fo:line-height="150%" fo:text-align="center" style:justify-single-word="false" fo:break-before="page"/>
      <style:text-properties style:font-name="Arial" fo:language="pt" fo:country="BR" fo:font-weight="normal" officeooo:rsid="00406e16" officeooo:paragraph-rsid="00406e16" style:font-weight-asian="normal" style:font-weight-complex="normal"/>
    </style:style>
    <style:style style:name="P64" style:family="paragraph" style:parent-style-name="Standard">
      <style:paragraph-properties fo:line-height="150%" fo:break-before="page"/>
      <style:text-properties style:font-name="Arial" fo:language="pt" fo:country="BR" fo:font-weight="bold" officeooo:rsid="0004c94d" officeooo:paragraph-rsid="0004c94d" style:font-weight-asian="bold" style:font-weight-complex="bold"/>
    </style:style>
    <style:style style:name="P65" style:family="paragraph" style:parent-style-name="Standard">
      <style:paragraph-properties fo:line-height="150%" fo:break-before="page"/>
      <style:text-properties style:font-name="Arial" fo:language="pt" fo:country="BR" fo:font-weight="bold" officeooo:rsid="00059c07" officeooo:paragraph-rsid="0006a6e6" style:font-weight-asian="bold" style:font-weight-complex="bold"/>
    </style:style>
    <style:style style:name="P66" style:family="paragraph" style:parent-style-name="Standard">
      <style:paragraph-properties fo:line-height="150%" fo:text-align="justify" style:justify-single-word="false" fo:break-before="page"/>
      <style:text-properties style:font-name="Arial" fo:font-size="12pt" fo:language="pt" fo:country="BR" fo:font-weight="bold" officeooo:rsid="0006686b" officeooo:paragraph-rsid="0006686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4c94d" style:font-weight-asian="normal" style:font-weight-complex="normal"/>
    </style:style>
    <style:style style:name="T3" style:family="text">
      <style:text-properties fo:font-weight="normal" officeooo:rsid="0006686b" style:font-weight-asian="normal" style:font-weight-complex="normal"/>
    </style:style>
    <style:style style:name="T4" style:family="text">
      <style:text-properties fo:font-weight="normal" officeooo:rsid="0014a99a" style:font-weight-asian="normal" style:font-weight-complex="normal"/>
    </style:style>
    <style:style style:name="T5" style:family="text">
      <style:text-properties officeooo:rsid="0004c94d"/>
    </style:style>
    <style:style style:name="T6" style:family="text">
      <style:text-properties fo:font-style="italic" style:font-style-asian="italic" style:font-style-complex="italic"/>
    </style:style>
    <style:style style:name="T7" style:family="text">
      <style:text-properties fo:font-style="italic" officeooo:rsid="002de8a7" style:font-style-asian="italic" style:font-style-complex="italic"/>
    </style:style>
    <style:style style:name="T8" style:family="text">
      <style:text-properties fo:font-style="italic" officeooo:rsid="003074bb" style:font-style-asian="italic" style:font-style-complex="italic"/>
    </style:style>
    <style:style style:name="T9" style:family="text">
      <style:text-properties fo:font-style="italic" officeooo:rsid="0031e123" style:font-style-asian="italic" style:font-style-complex="italic"/>
    </style:style>
    <style:style style:name="T10" style:family="text">
      <style:text-properties fo:font-style="italic" officeooo:rsid="0033dd28" style:font-style-asian="italic" style:font-style-complex="italic"/>
    </style:style>
    <style:style style:name="T11" style:family="text">
      <style:text-properties fo:font-style="italic" officeooo:rsid="00351a7f" style:font-style-asian="italic" style:font-style-complex="italic"/>
    </style:style>
    <style:style style:name="T12" style:family="text">
      <style:text-properties fo:font-style="italic" officeooo:rsid="0037bd84"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06686b"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06686b"/>
    </style:style>
    <style:style style:name="T17" style:family="text">
      <style:text-properties fo:language="pt" fo:country="BR" fo:font-style="italic" fo:font-weight="normal" style:font-style-asian="italic" style:font-weight-asian="normal" style:font-style-complex="italic" style:font-weight-complex="normal"/>
    </style:style>
    <style:style style:name="T18" style:family="text">
      <style:text-properties fo:language="pt" fo:country="BR" fo:font-style="italic" fo:font-weight="normal" officeooo:rsid="0004c94d" style:font-style-asian="italic" style:font-weight-asian="normal" style:font-style-complex="italic" style:font-weight-complex="normal"/>
    </style:style>
    <style:style style:name="T19" style:family="text">
      <style:text-properties fo:language="pt" fo:country="BR" fo:font-style="italic" fo:font-weight="normal" officeooo:rsid="0006ef0c" style:font-style-asian="italic" style:font-weight-asian="normal" style:font-style-complex="italic" style:font-weight-complex="normal"/>
    </style:style>
    <style:style style:name="T20" style:family="text">
      <style:text-properties fo:language="pt" fo:country="BR" fo:font-style="italic" fo:font-weight="normal" officeooo:rsid="00070c86" style:font-style-asian="italic" style:font-weight-asian="normal" style:font-style-complex="italic" style:font-weight-complex="normal"/>
    </style:style>
    <style:style style:name="T21" style:family="text">
      <style:text-properties fo:language="pt" fo:country="BR" fo:font-style="normal" fo:font-weight="normal" style:font-style-asian="normal" style:font-weight-asian="normal" style:font-style-complex="normal" style:font-weight-complex="normal"/>
    </style:style>
    <style:style style:name="T22" style:family="text">
      <style:text-properties fo:language="pt" fo:country="BR" fo:font-style="normal" fo:font-weight="normal" officeooo:rsid="0006ef0c" style:font-style-asian="normal" style:font-weight-asian="normal" style:font-style-complex="normal" style:font-weight-complex="normal"/>
    </style:style>
    <style:style style:name="T23" style:family="text">
      <style:text-properties fo:language="pt" fo:country="BR" fo:font-style="normal" fo:font-weight="normal" officeooo:rsid="00070c86" style:font-style-asian="normal" style:font-weight-asian="normal" style:font-style-complex="normal" style:font-weight-complex="normal"/>
    </style:style>
    <style:style style:name="T24" style:family="text">
      <style:text-properties fo:language="pt" fo:country="BR" fo:font-style="normal" fo:font-weight="normal" officeooo:rsid="00085cef" style:font-style-asian="normal" style:font-weight-asian="normal" style:font-style-complex="normal" style:font-weight-complex="normal"/>
    </style:style>
    <style:style style:name="T25" style:family="text">
      <style:text-properties fo:language="pt" fo:country="BR" fo:font-style="normal" fo:font-weight="normal" officeooo:rsid="000be6ec" style:font-style-asian="normal" style:font-weight-asian="normal" style:font-style-complex="normal" style:font-weight-complex="normal"/>
    </style:style>
    <style:style style:name="T26" style:family="text">
      <style:text-properties fo:language="pt" fo:country="BR" fo:font-style="normal" fo:font-weight="normal" officeooo:rsid="000cb7a7" style:font-style-asian="normal" style:font-weight-asian="normal" style:font-style-complex="normal" style:font-weight-complex="normal"/>
    </style:style>
    <style:style style:name="T27" style:family="text">
      <style:text-properties fo:language="pt" fo:country="BR" fo:font-style="normal" fo:font-weight="normal" officeooo:rsid="000cc31a" style:font-style-asian="normal" style:font-weight-asian="normal" style:font-style-complex="normal" style:font-weight-complex="normal"/>
    </style:style>
    <style:style style:name="T28" style:family="text">
      <style:text-properties fo:language="pt" fo:country="BR" fo:font-style="normal" fo:font-weight="normal" officeooo:rsid="000d788c" style:font-style-asian="normal" style:font-weight-asian="normal" style:font-style-complex="normal" style:font-weight-complex="normal"/>
    </style:style>
    <style:style style:name="T29" style:family="text">
      <style:text-properties fo:language="pt" fo:country="BR" fo:font-style="normal" fo:font-weight="normal" officeooo:rsid="000f6134" style:font-style-asian="normal" style:font-weight-asian="normal" style:font-style-complex="normal" style:font-weight-complex="normal"/>
    </style:style>
    <style:style style:name="T30" style:family="text">
      <style:text-properties fo:language="pt" fo:country="BR" fo:font-style="normal" fo:font-weight="normal" officeooo:rsid="00117541" style:font-style-asian="normal" style:font-weight-asian="normal" style:font-style-complex="normal" style:font-weight-complex="normal"/>
    </style:style>
    <style:style style:name="T31" style:family="text">
      <style:text-properties fo:language="pt" fo:country="BR" fo:font-style="normal" fo:font-weight="normal" officeooo:rsid="0015d662" style:font-style-asian="normal" style:font-weight-asian="normal" style:font-style-complex="normal" style:font-weight-complex="normal"/>
    </style:style>
    <style:style style:name="T32" style:family="text">
      <style:text-properties fo:language="pt" fo:country="BR" fo:font-style="normal" fo:font-weight="normal" officeooo:rsid="0017016c" style:font-style-asian="normal" style:font-weight-asian="normal" style:font-style-complex="normal" style:font-weight-complex="normal"/>
    </style:style>
    <style:style style:name="T33" style:family="text">
      <style:text-properties fo:language="pt" fo:country="BR" fo:font-style="normal" fo:font-weight="normal" officeooo:rsid="0017e755" style:font-style-asian="normal" style:font-weight-asian="normal" style:font-style-complex="normal" style:font-weight-complex="normal"/>
    </style:style>
    <style:style style:name="T34" style:family="text">
      <style:text-properties fo:language="pt" fo:country="BR" fo:font-style="normal" fo:font-weight="normal" officeooo:rsid="00189c55" style:font-style-asian="normal" style:font-weight-asian="normal" style:font-style-complex="normal" style:font-weight-complex="normal"/>
    </style:style>
    <style:style style:name="T35" style:family="text">
      <style:text-properties fo:language="pt" fo:country="BR" fo:font-style="normal" fo:font-weight="normal" officeooo:rsid="001a8155" style:font-style-asian="normal" style:font-weight-asian="normal" style:font-style-complex="normal" style:font-weight-complex="normal"/>
    </style:style>
    <style:style style:name="T36" style:family="text">
      <style:text-properties fo:language="pt" fo:country="BR" fo:font-style="normal" fo:font-weight="normal" officeooo:rsid="001be82e" style:font-style-asian="normal" style:font-weight-asian="normal" style:font-style-complex="normal" style:font-weight-complex="normal"/>
    </style:style>
    <style:style style:name="T37" style:family="text">
      <style:text-properties fo:language="pt" fo:country="BR" fo:font-style="normal" fo:font-weight="normal" officeooo:rsid="001c4545" style:font-style-asian="normal" style:font-weight-asian="normal" style:font-style-complex="normal" style:font-weight-complex="normal"/>
    </style:style>
    <style:style style:name="T38" style:family="text">
      <style:text-properties fo:language="pt" fo:country="BR" fo:font-style="normal" fo:font-weight="normal" officeooo:rsid="001da2f8" style:font-style-asian="normal" style:font-weight-asian="normal" style:font-style-complex="normal" style:font-weight-complex="normal"/>
    </style:style>
    <style:style style:name="T39" style:family="text">
      <style:text-properties fo:language="pt" fo:country="BR" fo:font-style="normal" fo:font-weight="normal" officeooo:rsid="0023ccba" style:font-style-asian="normal" style:font-weight-asian="normal" style:font-style-complex="normal" style:font-weight-complex="normal"/>
    </style:style>
    <style:style style:name="T40" style:family="text">
      <style:text-properties fo:language="pt" fo:country="BR" fo:font-style="normal" fo:font-weight="normal" officeooo:rsid="0025a554" style:font-style-asian="normal" style:font-weight-asian="normal" style:font-style-complex="normal" style:font-weight-complex="normal"/>
    </style:style>
    <style:style style:name="T41" style:family="text">
      <style:text-properties fo:language="pt" fo:country="BR" fo:font-style="normal" fo:font-weight="normal" officeooo:rsid="002655db" style:font-style-asian="normal" style:font-weight-asian="normal" style:font-style-complex="normal" style:font-weight-complex="normal"/>
    </style:style>
    <style:style style:name="T42" style:family="text">
      <style:text-properties fo:language="pt" fo:country="BR" fo:font-style="normal" fo:font-weight="normal" officeooo:rsid="0026ca7a" style:font-style-asian="normal" style:font-weight-asian="normal" style:font-style-complex="normal" style:font-weight-complex="normal"/>
    </style:style>
    <style:style style:name="T43" style:family="text">
      <style:text-properties fo:language="pt" fo:country="BR" fo:font-style="normal" fo:font-weight="normal" officeooo:rsid="0028160e" style:font-style-asian="normal" style:font-weight-asian="normal" style:font-style-complex="normal" style:font-weight-complex="normal"/>
    </style:style>
    <style:style style:name="T44" style:family="text">
      <style:text-properties fo:language="pt" fo:country="BR" fo:font-style="normal" fo:font-weight="normal" officeooo:rsid="0028afb4" style:font-style-asian="normal" style:font-weight-asian="normal" style:font-style-complex="normal" style:font-weight-complex="normal"/>
    </style:style>
    <style:style style:name="T45" style:family="text">
      <style:text-properties fo:language="pt" fo:country="BR" fo:font-style="normal" fo:font-weight="normal" officeooo:rsid="00299225" style:font-style-asian="normal" style:font-weight-asian="normal" style:font-style-complex="normal" style:font-weight-complex="normal"/>
    </style:style>
    <style:style style:name="T46" style:family="text">
      <style:text-properties fo:language="pt" fo:country="BR" fo:font-style="normal" fo:font-weight="normal" officeooo:rsid="002a02d8" style:font-style-asian="normal" style:font-weight-asian="normal" style:font-style-complex="normal" style:font-weight-complex="normal"/>
    </style:style>
    <style:style style:name="T47" style:family="text">
      <style:text-properties fo:language="pt" fo:country="BR" fo:font-style="normal" style:font-style-asian="normal" style:font-style-complex="normal"/>
    </style:style>
    <style:style style:name="T48" style:family="text">
      <style:text-properties fo:language="pt" fo:country="BR" fo:font-weight="normal" style:font-weight-asian="normal" style:font-weight-complex="normal"/>
    </style:style>
    <style:style style:name="T49" style:family="text">
      <style:text-properties fo:language="pt" fo:country="BR" fo:font-weight="normal" officeooo:rsid="0004c94d" style:font-weight-asian="normal" style:font-weight-complex="normal"/>
    </style:style>
    <style:style style:name="T50" style:family="text">
      <style:text-properties fo:language="pt" fo:country="BR" officeooo:rsid="003f9b99"/>
    </style:style>
    <style:style style:name="T51" style:family="text">
      <style:text-properties fo:font-size="12pt" fo:language="pt" fo:country="BR" fo:font-weight="normal" officeooo:rsid="0004c94d" style:font-weight-asian="normal" style:font-weight-complex="normal"/>
    </style:style>
    <style:style style:name="T52" style:family="text">
      <style:text-properties fo:font-size="12pt" fo:language="pt" fo:country="BR" fo:font-weight="normal" officeooo:rsid="0006686b" style:font-weight-asian="normal" style:font-weight-complex="normal"/>
    </style:style>
    <style:style style:name="T53" style:family="text">
      <style:text-properties fo:font-size="12pt" fo:font-weight="normal" officeooo:rsid="0004c94d" style:font-weight-asian="normal" style:font-weight-complex="normal"/>
    </style:style>
    <style:style style:name="T54" style:family="text">
      <style:text-properties fo:font-size="12pt" fo:font-style="italic" fo:font-weight="normal" officeooo:rsid="0004c94d" style:font-style-asian="italic" style:font-weight-asian="normal" style:font-style-complex="italic" style:font-weight-complex="normal"/>
    </style:style>
    <style:style style:name="T55" style:family="text">
      <style:text-properties fo:language="en" fo:country="US" fo:font-style="normal" fo:font-weight="normal" style:font-style-asian="normal" style:font-weight-asian="normal" style:font-style-complex="normal" style:font-weight-complex="normal"/>
    </style:style>
    <style:style style:name="T56" style:family="text">
      <style:text-properties fo:language="en" fo:country="US" fo:font-weight="bold" style:font-weight-asian="bold" style:font-weight-complex="bold"/>
    </style:style>
    <style:style style:name="T57" style:family="text">
      <style:text-properties officeooo:rsid="002de8a7"/>
    </style:style>
    <style:style style:name="T58" style:family="text">
      <style:text-properties fo:font-style="normal" style:font-style-asian="normal" style:font-style-complex="normal"/>
    </style:style>
    <style:style style:name="T59" style:family="text">
      <style:text-properties fo:font-style="normal" officeooo:rsid="002de8a7" style:font-style-asian="normal" style:font-style-complex="normal"/>
    </style:style>
    <style:style style:name="T60" style:family="text">
      <style:text-properties fo:font-style="normal" officeooo:rsid="00302328" style:font-style-asian="normal" style:font-style-complex="normal"/>
    </style:style>
    <style:style style:name="T61" style:family="text">
      <style:text-properties fo:font-style="normal" officeooo:rsid="003074bb" style:font-style-asian="normal" style:font-style-complex="normal"/>
    </style:style>
    <style:style style:name="T62" style:family="text">
      <style:text-properties fo:font-style="normal" officeooo:rsid="0031e123" style:font-style-asian="normal" style:font-style-complex="normal"/>
    </style:style>
    <style:style style:name="T63" style:family="text">
      <style:text-properties fo:font-style="normal" officeooo:rsid="0033dd28" style:font-style-asian="normal" style:font-style-complex="normal"/>
    </style:style>
    <style:style style:name="T64" style:family="text">
      <style:text-properties fo:font-style="normal" officeooo:rsid="00351a7f" style:font-style-asian="normal" style:font-style-complex="normal"/>
    </style:style>
    <style:style style:name="T65" style:family="text">
      <style:text-properties fo:font-style="normal" officeooo:rsid="0037bd84" style:font-style-asian="normal" style:font-style-complex="normal"/>
    </style:style>
    <style:style style:name="T66" style:family="text">
      <style:text-properties fo:font-style="normal" officeooo:rsid="0038bdff" style:font-style-asian="normal" style:font-style-complex="normal"/>
    </style:style>
    <style:style style:name="T67" style:family="text">
      <style:text-properties fo:font-style="normal" officeooo:rsid="0039fced" style:font-style-asian="normal" style:font-style-complex="normal"/>
    </style:style>
    <style:style style:name="T68" style:family="text">
      <style:text-properties fo:font-style="normal" officeooo:rsid="003aad2d" style:font-style-asian="normal" style:font-style-complex="normal"/>
    </style:style>
    <style:style style:name="T69" style:family="text">
      <style:text-properties fo:font-style="normal" officeooo:rsid="003b86b1" style:font-style-asian="normal" style:font-style-complex="normal"/>
    </style:style>
    <style:style style:name="T70" style:family="text">
      <style:text-properties fo:font-style="normal" officeooo:rsid="003bdf42" style:font-style-asian="normal" style:font-style-complex="normal"/>
    </style:style>
    <style:style style:name="T71" style:family="text">
      <style:text-properties fo:font-style="normal" officeooo:rsid="003ccd3f" style:font-style-asian="normal" style:font-style-complex="normal"/>
    </style:style>
    <style:style style:name="T72" style:family="text">
      <style:text-properties officeooo:rsid="0031e123"/>
    </style:style>
    <style:style style:name="T73" style:family="text">
      <style:text-properties officeooo:rsid="0037bd84"/>
    </style:style>
    <style:style style:name="T74" style:family="text">
      <style:text-properties officeooo:rsid="0038bdff"/>
    </style:style>
    <style:style style:name="T75" style:family="text">
      <style:text-properties officeooo:rsid="0039fced"/>
    </style:style>
    <style:style style:name="T76" style:family="text">
      <style:text-properties officeooo:rsid="003aad2d"/>
    </style:style>
    <style:style style:name="T77" style:family="text">
      <style:text-properties officeooo:rsid="00059c07"/>
    </style:style>
    <style:style style:name="T78" style:family="text">
      <style:text-properties officeooo:rsid="003df72e"/>
    </style:style>
    <style:style style:name="T79" style:family="text">
      <style:text-properties fo:font-weight="bold" style:font-weight-asian="bold" style:font-weight-complex="bold"/>
    </style:style>
    <style:style style:name="T80" style:family="text">
      <style:text-properties fo:font-size="10pt" style:font-size-asian="10pt" style:font-size-complex="10pt"/>
    </style:style>
    <style:style style:name="T81" style:family="text">
      <style:text-properties officeooo:rsid="003f9b99"/>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JEDIEL DA ROSA RIBEIR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EVANGELIZANDO USANDO AS</text:p>
      <text:p text:style-name="P37">5 VIAS DE TOMÁS DE AQUIN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1"/>
      <text:p text:style-name="P62">BLUMENAU/SC</text:p>
      <text:p text:style-name="P62">ABRIL DE 2021</text:p>
      <text:p text:style-name="P64"><text:span text:style-name="T78">1. </text:span>Expondo simplesmente as 5 vias.</text:p>
      <text:p text:style-name="P20"/>
      <text:p text:style-name="P21"><text:span text:style-name="T78">1.1 </text:span>A via do movimento</text:p>
      <text:p text:style-name="P25">Deus é o primeiro motor imóvel.</text:p>
      <text:list xml:id="list3561015715" text:style-name="L1">
        <text:list-item>
          <text:p text:style-name="P7">Nada se move sem ser movido.</text:p>
        </text:list-item>
        <text:list-item>
          <text:p text:style-name="P12"><text:span text:style-name="T16">O </text:span><text:span text:style-name="T5">mundo sempre existiu (regressão infinita) ou houve um primeiro motor.</text:span></text:p>
        </text:list-item>
        <text:list-item>
          <text:p text:style-name="P7">Deus é o primeiro motor, aquele que move sem ser movido</text:p>
        </text:list-item>
      </text:list>
      <text:p text:style-name="P15"/>
      <text:p text:style-name="P21"><text:span text:style-name="T78">1.2 </text:span>A via das causas eficientes</text:p>
      <text:p text:style-name="P11"><text:span text:style-name="T6">Deus é a primeira causa eficiente.</text:span><text:span text:style-name="T77"><text:tab/></text:span></text:p>
      <text:list xml:id="list1071645716" text:style-name="L2">
        <text:list-item>
          <text:p text:style-name="P8">Nada pode existir sem ser causado. (há uma causa para tudo)</text:p>
        </text:list-item>
        <text:list-item>
          <text:p text:style-name="P13"><text:span text:style-name="T16">O mundo sempre existiu</text:span><text:span text:style-name="T5"> ou </text:span><text:span text:style-name="T16">há necessidade</text:span><text:span text:style-name="T5"> </text:span><text:span text:style-name="T16">da</text:span><text:span text:style-name="T5"> primeira causa.</text:span></text:p>
        </text:list-item>
        <text:list-item>
          <text:p text:style-name="P9">Deus é a primeira causa, que causa sem ser causado.</text:p>
        </text:list-item>
      </text:list>
      <text:p text:style-name="P15"/>
      <text:p text:style-name="P21"><text:span text:style-name="T78">1.3 </text:span>A via da contingência das coisas</text:p>
      <text:p text:style-name="P25">Deus é o ser necessário.</text:p>
      <text:list xml:id="list3731061734" text:style-name="L3">
        <text:list-item>
          <text:p text:style-name="P10">Todas as coisas no mundo sensível são contingentes (nada existe por si só)</text:p>
        </text:list-item>
        <text:list-item>
          <text:p text:style-name="P23"><text:span text:style-name="T3">Os seres sempre existiram junto com o mundo </text:span><text:span text:style-name="T2">ou Existe um ser necessário, que </text:span><text:span text:style-name="T3">existe</text:span><text:span text:style-name="T2"> por si </text:span><text:span text:style-name="T3">só</text:span><text:span text:style-name="T2">, sem depender de nada. </text:span><text:span text:style-name="T3">Que cria os seres contingentes.</text:span><text:span text:style-name="T2"> </text:span></text:p>
        </text:list-item>
        <text:list-item>
          <text:p text:style-name="P10">Deus é o único ser necessário.</text:p>
        </text:list-item>
      </text:list>
      <text:p text:style-name="P15"/>
      <text:p text:style-name="P21"><text:span text:style-name="T78">1.4 </text:span>A via dos Graus de perfeição</text:p>
      <text:p text:style-name="P25">Deus é a perfeição e plenitude das coisas.</text:p>
      <text:list xml:id="list4281040958" text:style-name="L4">
        <text:list-item>
          <text:p text:style-name="P14">As coisas têm graus de perfeição ou plenitude.</text:p>
        </text:list-item>
        <text:list-item>
          <text:p text:style-name="P16">Existem os <text:span text:style-name="T6">Graus Intermediários</text:span>, aquilo que é mais e aquilo que é menos.(bonito, bom, etc.)</text:p>
        </text:list-item>
        <text:list-item>
          <text:p text:style-name="P24"><text:span text:style-name="T1">O </text:span><text:span text:style-name="T14">grau</text:span><text:span text:style-name="T13"> máximo</text:span><text:span text:style-name="T1"> </text:span><text:span text:style-name="T2">de perfeição ou plenitude é</text:span><text:span text:style-name="T1"> Deus.</text:span></text:p>
        </text:list-item>
      </text:list>
      <text:p text:style-name="P15"/>
      <text:p text:style-name="P21"><text:span text:style-name="T78">1.5 </text:span>A via do governo das coisas</text:p>
      <text:p text:style-name="P25">Deus é a “inteligência” por trás das coisas.</text:p>
      <text:list xml:id="list3178009920" text:style-name="L5">
        <text:list-item>
          <text:p text:style-name="P44"><text:span text:style-name="T51">Todos os seres </text:span><text:span text:style-name="T52">(</text:span><text:span text:style-name="T51">mesmo sem inteligência</text:span><text:span text:style-name="T52">)</text:span><text:span text:style-name="T51">, t</text:span><text:span text:style-name="T52">ê</text:span><text:span text:style-name="T51">m “uma intenção”.</text:span></text:p>
        </text:list-item>
        <text:list-item>
          <text:p text:style-name="P29"><text:span text:style-name="T53">O Fogo que tem a </text:span><text:span text:style-name="T54">intenção</text:span><text:span text:style-name="T53"> de subir e a chuva </text:span><text:span text:style-name="T54">intenção</text:span><text:span text:style-name="T53"> de cair em direção à Terra.</text:span></text:p>
        </text:list-item>
        <text:list-item>
          <text:p text:style-name="P45">Essa inteligência vem de Deus regendo todas as coisas no universo.</text:p>
        </text:list-item>
      </text:list>
      <text:p text:style-name="P66"><text:span text:style-name="T78">2. </text:span>Evangelizando usando as 5 vias.</text:p>
      <text:p text:style-name="P46">Tentativa de criar argumentos usando as 5 vias para evangelizar.</text:p>
      <text:p text:style-name="P46"/>
      <text:p text:style-name="P48">Proposta</text:p>
      <text:p text:style-name="P47"><text:tab/>Para evangelizar, é necessário relacionamento e naturalidade. Evangelizar faz parte do estilo de vida cristão. Nossa vida evangeliza <text:span text:style-name="T79">tanto quanto</text:span> nossas palavras.</text:p>
      <text:p text:style-name="P46"/>
      <text:p text:style-name="P22"><text:span text:style-name="T78">2.1 </text:span>A via do movimento</text:p>
      <text:p text:style-name="P49"><text:span text:style-name="T49">E</text:span><text:span text:style-name="T48">vangelizando um programador de software.</text:span></text:p>
      <text:p text:style-name="P30"/>
      <text:p text:style-name="P38"><text:span text:style-name="T47"><text:tab/></text:span><text:span text:style-name="T17">Para evangelizar um programador usando a primeira via das 5 descritas por Tomás de Aquino, eu penso em usar exemplos que eu como programador conheço bem, trazendo a tona um assunto sobre uma ferramenta muito usada na programação Recursão e demonstrando sua similaridade com a primeira via de Tomás de Aquino, assim como também é uma ideia que veio primeiramente de Aristóteles segundo os livros da história dos pensadores e filósofos.</text:span></text:p>
      <text:p text:style-name="P30"/>
      <text:p text:style-name="P36">Um dia comum no trabalho</text:p>
      <text:p text:style-name="P38"><text:span text:style-name="T21"><text:tab/>Entrando no escritório, largo minha mochila com meu Notebook </text:span><text:span text:style-name="T22">e logo vejo que o novo estagiário está tentando implementar uma solução para a icônica pergunta “Fizz Buzz”</text:span><text:span text:style-name="T22"><text:note text:id="ftn1" text:note-class="footnote"><text:note-citation>1</text:note-citation><text:note-body><text:p text:style-name="P1">Fizz buzz <text:span text:style-name="T50">é uma brincadeira de roda, mas no meio da programação se tornou um problema cômico.</text:span></text:p><text:p text:style-name="P5"/><text:p text:style-name="P2">Faça o programa <text:span text:style-name="T80">contar de</text:span> <text:span text:style-name="T79">1</text:span> até <text:span text:style-name="T79">100 </text:span><text:span text:style-name="T81">e para cada número:</text:span></text:p><text:p text:style-name="P2">&gt; Se o número for divisível por <text:span text:style-name="T79">3</text:span>, diga ao computador para escrever “<text:span text:style-name="T56">Fizz</text:span>” na tela;</text:p><text:p text:style-name="P2">&gt; Se o número for divisível por <text:span text:style-name="T79">5</text:span>, diga ao computador para escrever “<text:span text:style-name="T56">Buzz</text:span>” na tela;</text:p><text:p text:style-name="P2">&gt; Se o número for divisível por <text:span text:style-name="T79">15</text:span>, diga ao computador para escrever “<text:span text:style-name="T56">Fizz</text:span><text:span text:style-name="T79"> </text:span><text:span text:style-name="T56">Buzz</text:span>” na tela;</text:p><text:p text:style-name="P4"><text:span text:style-name="T50">Por exemplo: </text:span><text:span text:style-name="T13">1, 2, </text:span><text:span text:style-name="T15">Fizz</text:span><text:span text:style-name="T13">, 4, </text:span><text:span text:style-name="T15">Buzz</text:span><text:span text:style-name="T13">, </text:span><text:span text:style-name="T15">Fizz</text:span><text:span text:style-name="T13">, 7, 8, </text:span><text:span text:style-name="T15">Fizz</text:span><text:span text:style-name="T13">, </text:span><text:span text:style-name="T15">Buzz</text:span><text:span text:style-name="T13">, 11, </text:span><text:span text:style-name="T15">Fizz</text:span><text:span text:style-name="T13">, 13, 14, </text:span><text:span text:style-name="T15">Fizz</text:span><text:span text:style-name="T13"> </text:span><text:span text:style-name="T15">Buzz</text:span><text:span text:style-name="T13">, 16, 17…</text:span></text:p><text:p text:style-name="P2"/><text:p text:style-name="P3">É considerado um <text:span text:style-name="T6">problema trivial </text:span><text:span text:style-name="T58">e é muito mal visto pelos programadores quando aplicado em entrevistas de emprego como forma de “medir” o conhecimento do candidato em programação.</text:span></text:p></text:note-body></text:note></text:span><text:span text:style-name="T22">. Logo vendo a oportunidade na minha frente, me aproximo e começo a falar.</text:span></text:p>
      <text:p text:style-name="P31">— Oi! Você é o novo estagiário? Tudo certo?</text:p>
      <text:p text:style-name="P31">— Olá! Só um momento, estou terminando de resolver um problema pro João.</text:p>
      <text:p text:style-name="P32"><text:soft-page-break/>— Ué, por que o João tá pedindo pra você fazer isso? Isso não serve pra nada! Digo, logo sem conseguir deixar escapar risos.</text:p>
      <text:p text:style-name="P32">— Ele disse que o Chefe tinha pedido e disse que era um teste!? Disse ele, chocado.</text:p>
      <text:p text:style-name="P32">— Bom, tá conseguindo? Me ofereço, vendo uma oportunidade de trazer o assunto de Recursão, assim trazendo a tona a primeira Via de Tomás de Aquino sobre o Movimento.</text:p>
      <text:p text:style-name="P32">— Sim! Só não sei se está certo. Fiz do jeito que sabia. Pode me dizer se fiz algo errado?</text:p>
      <text:p text:style-name="P39"><text:span text:style-name="T22">— Bom, seu código funciona! Mas o pessoal normalmente reclama muito das pessoas que usam </text:span><text:span text:style-name="T19">loops</text:span><text:span text:style-name="T22"> no lugar de </text:span><text:span text:style-name="T19">recursão</text:span><text:span text:style-name="T22">. </text:span><text:span text:style-name="T23">É uma</text:span><text:span text:style-name="T22"> </text:span><text:span text:style-name="T23">bobagem</text:span><text:span text:style-name="T22">, </text:span><text:span text:style-name="T23">mas</text:span><text:span text:style-name="T22"> </text:span><text:span text:style-name="T23">posso te mostrar?</text:span></text:p>
      <text:p text:style-name="P39"><text:span text:style-name="T22">— </text:span><text:span text:style-name="T23">Ok! </text:span><text:span text:style-name="T22">– Sento do lado </text:span><text:span text:style-name="T23">do novo estagiário</text:span><text:span text:style-name="T22"> e lhe mostro como resolver o problema usando Recursão. –</text:span></text:p>
      <text:p text:style-name="P39"><text:span text:style-name="T22">— P</text:span><text:span text:style-name="T23">rimeiro, Recursão aqui na programação nada mais é do que uma função que contem uma </text:span><text:span text:style-name="T20">chamada</text:span><text:span text:style-name="T23"> à si mesma no seu interior. Ou seja, quando você usa recursão, é necessário um ponto de saída, para que o computador não fique preso chamando a mesma função pra sempre.</text:span></text:p>
      <text:p text:style-name="P40"><text:span text:style-name="T22">— </text:span><text:span text:style-name="T23">Certo, entendi! É muito mais simples usando recursão mesmo, entendi agora por que todo mundo prefere haha.</text:span></text:p>
      <text:p text:style-name="P39"><text:span text:style-name="T23">Não sei se você já ouviu falar de Aristóteles ou Tomás de Aquino, mas os dois falam sobre isso indiretamente, os dois fogem da </text:span><text:span text:style-name="T20">recursão</text:span><text:span text:style-name="T23">, pois na vida real não faz sentido nenhum! </text:span><text:span text:style-name="T24">h</text:span><text:span text:style-name="T23">aha. Tomás usou isso pra tentar provar a existência de Deus!</text:span></text:p>
      <text:p text:style-name="P40"><text:span text:style-name="T22">— </text:span><text:span text:style-name="T23">Sério? Disse o estagiário</text:span></text:p>
      <text:p text:style-name="P40"><text:span text:style-name="T22">— </text:span><text:span text:style-name="T25">Sim, É que eu estava fazendo um trabalho sobre isso semana passada, por isso ainda está fresco na minha memória!</text:span></text:p>
      <text:p text:style-name="P40"><text:span text:style-name="T22">— </text:span><text:span text:style-name="T25">Entendo. Eu não gosto muito de religião, sabe.</text:span></text:p>
      <text:p text:style-name="P40"><text:span text:style-name="T22">— </text:span><text:span text:style-name="T25">Somos dois! Disse eu, com um </text:span><text:span text:style-name="T26">pequeno</text:span><text:span text:style-name="T25"> sorriso no rosto.</text:span></text:p>
      <text:p text:style-name="P41"><text:span text:style-name="T22">— </text:span><text:span text:style-name="T27">Como assim? </text:span><text:span text:style-name="T28">Me perguntou ele, confuso</text:span></text:p>
      <text:p text:style-name="P42"><text:span text:style-name="T22">— </text:span><text:span text:style-name="T28">Bom. É que eu acredito que em vez de uma religião, Deus quer nos mostrar um estilo de vida incrível. Não é sobre poder e não poder fazer coisas ou ir à igreja todo domingo, Deus mudou a minha vida e eu sinto vontade de falar daquilo que ele fez </text:span><text:soft-page-break/><text:span text:style-name="T28">por mim, eu me sentia preso e hoje me sinto livre. Isso é muito irônico pois antes eu achava que seria exatamente o contrário, sabe?</text:span></text:p>
      <text:p text:style-name="P43"><text:span text:style-name="T21">Ficamos em silêncio por alguns instantes que mais pareceram dias, então eu termino dizendo </text:span><text:span text:style-name="T22">— </text:span><text:span text:style-name="T21">Desculpe se eu falo demais, as vezes me empolgo. Digo isso e dou uma pequena risada por estar um pouco nervoso depois de achar que acabei estragando por falar demais.</text:span></text:p>
      <text:p text:style-name="P43"><text:span text:style-name="T22">O </text:span><text:span text:style-name="T21">estagiário me olhou um pouco surpreso, mas sem acreditar muito no que eu acabará de dizer.</text:span></text:p>
      <text:p text:style-name="P42"><text:span text:style-name="T22">— </text:span><text:span text:style-name="T28">Não! Tudo bem, isso é muito bom! Sempre fico com medo de falar sobre isso, algumas pessoas não parecem de verdade quando a gente fala com elas, sabe? A maioria das pessoas religiosas são assim pra mim.</text:span></text:p>
      <text:p text:style-name="P42"><text:span text:style-name="T22">— </text:span><text:span text:style-name="T28">Sério? Digo eu surpreso, por ter passado por isso muitas vezes antes.</text:span></text:p>
      <text:p text:style-name="P42"><text:span text:style-name="T22">— </text:span><text:span text:style-name="T28">Eu entendo, tive experiências parecidas também!</text:span></text:p>
      <text:p text:style-name="P43"><text:span text:style-name="T22">O </text:span><text:span text:style-name="T21">Estagiário dá um pequeno sorriso e continuamos conversando por um tempo antes de voltar ao trabalho.</text:span></text:p>
      <text:p text:style-name="P43"><text:span text:style-name="T21"><text:tab/>Nessa pequena história eu quis demonstrar um pouco de como </text:span><text:span text:style-name="T29">as vezes quando falamos de Deus, acabamos parecendo robôs dizendo frases prontas, quando muitas das vezes as pessoas só querem alguém que elas se identifiquem. Outro humano pra conversar.</text:span></text:p>
      <text:p text:style-name="P33"/>
      <text:p text:style-name="P22"><text:span text:style-name="T78">2.2 </text:span>A via das causas eficientes</text:p>
      <text:p text:style-name="P28">Evangelizando um amigo<text:tab/></text:p>
      <text:p text:style-name="P17"/>
      <text:p text:style-name="P50"><text:span text:style-name="T18"><text:tab/></text:span><text:span text:style-name="T30">Certa vez, </text:span><text:span text:style-name="T31">estava em uma cafeteria com meu amigo, tomando um chá gelado conversando com ele sobre música. </text:span><text:span text:style-name="T32">Estávamos nos divertindo testando algumas ideias de melodias e harmonias. Uma das coisas que mais me fascina na música é a habilidade que temos de nos expressar e transmitir emoções e sentimentos através de notas musicais e a relação entre as notas. Meu amigo concordava e achávamos muito divertido brincar com as notas.</text:span></text:p>
      <text:p text:style-name="P34"><text:tab/>Então em certo momento, digo</text:p>
      <text:p text:style-name="P50"><text:soft-page-break/><text:span text:style-name="T32">— Hey, tu não acha incrível como Chopin mesmo usando “notas erradas” conseguiu fazer uma música linda e harmoniosa? (Etude “Wrong </text:span><text:span text:style-name="T33">n</text:span><text:span text:style-name="T32">ote” </text:span><text:span text:style-name="T33">ou “Nota errada”</text:span><text:span text:style-name="T32"> </text:span><text:span text:style-name="T33">de</text:span><text:span text:style-name="T32"> Chopin)</text:span></text:p>
      <text:p text:style-name="P51"><text:span text:style-name="T32">— </text:span><text:span text:style-name="T21">Cara, ele é Chopin, se ele espirrasse saía música boa </text:span><text:span text:style-name="T55">lol.</text:span></text:p>
      <text:p text:style-name="P51"><text:span text:style-name="T32">— </text:span><text:span text:style-name="T21">Ele tinha tanto conhecimento das notas e da música que conseguia fazer música até com os erros.</text:span></text:p>
      <text:p text:style-name="P51"><text:span text:style-name="T32">— </text:span><text:span text:style-name="T21">Né! Disse o meu amigo, concordando.</text:span></text:p>
      <text:p text:style-name="P51"><text:span text:style-name="T32">— </text:span><text:span text:style-name="T21">Ele tinha uma razão pra colocar cada nota da música no lugar certo e do jeito certinho pra fazer a gente se arrepiar quando escutasse. Tudo calculado.</text:span></text:p>
      <text:p text:style-name="P51"><text:span text:style-name="T32">— </text:span><text:span text:style-name="T21">Isso, tipo as jornadas que ele construía pra que a gente chegasse no final da música e se sentisse aliviados. Um sentimento como “Estamos em casa” finalmente.</text:span></text:p>
      <text:p text:style-name="P51"><text:span text:style-name="T32">— </text:span><text:span text:style-name="T21">Isso me lembra de algo… eu disse, logo </text:span><text:span text:style-name="T34">depois de ter tido uma ideia brilhante com nossa conversa sobre Chopin.</text:span></text:p>
      <text:p text:style-name="P52"><text:span text:style-name="T32">— </text:span><text:span text:style-name="T35">Cada nota foi </text:span><text:span text:style-name="T36">tem uma razão pra estar ali. Assim como </text:span><text:span text:style-name="T37">c</text:span><text:span text:style-name="T36">ada pessoa no mundo, e até as imperfeições de cada um contribuem pra que </text:span><text:span text:style-name="T37">todos </text:span><text:span text:style-name="T36">juntos </text:span><text:span text:style-name="T37">glorifiquemos a</text:span><text:span text:style-name="T36"> Deu</text:span><text:span text:style-name="T37">s.</text:span></text:p>
      <text:p text:style-name="P58"><text:span text:style-name="T32">M</text:span><text:span text:style-name="T21">eu amigo não acredita em Deus, mas ele diz não se importar e acha “legal” como eu falo de Deus e como sou feliz falando desse Deus.</text:span></text:p>
      <text:p text:style-name="P53"><text:span text:style-name="T32">— </text:span><text:span text:style-name="T38">Nossa, isso é um jeito muito interessante de ver isso.</text:span></text:p>
      <text:p text:style-name="P53"><text:span text:style-name="T32">— </text:span><text:span text:style-name="T38">Não é mesmo? Deus pensou em tudo!</text:span></text:p>
      <text:p text:style-name="P53"><text:span text:style-name="T32">— </text:span><text:span text:style-name="T38">É, mas eu não acredito que isso vem de Deus, sabe? É meio difícil pra mim, acreditar que tipo, Deus existe.</text:span></text:p>
      <text:p text:style-name="P54"><text:span text:style-name="T32">— </text:span><text:span text:style-name="T39">Bom, essa coisa de toda nota ter </text:span><text:span text:style-name="T40">um motivo pra estar ali. Me lembrou de uma das vias de Tomás de Aquino. A Segunda via da causalidade. Sabe, quando olhamos pro mundo ao nosso redor, </text:span><text:span text:style-name="T41">podemos observar que as coisas não vem do nada, existe uma causa pra todas as coisas. Tomás de Aquino, assim como Aristóteles, sugerem que houve um primeiro motor imóvel. Tomás de Aquino diz que Deus foi esse primeiro motor. Senão, chegaríamos à conclusão de que ou o mundo e o universo sempre existiu, certo? Mas isso vai contra o entendimento que temos hoje de que o </text:span><text:span text:style-name="T42">u</text:span><text:span text:style-name="T41">niverso de fato, teve um princípio. O “Big Bang”. Temos inúmeras evidências apontando </text:span><text:span text:style-name="T42">para um princípio de todas as coisas. Isso não aconteceu naturalmente, eu acredito que Deus é o princípio de todas as coisas.</text:span></text:p>
      <text:p text:style-name="P59"><text:soft-page-break/><text:span text:style-name="T32">L</text:span><text:span text:style-name="T21">ogo, percebo que meu amigo, concordou comigo, mas, ainda assim, continuava com um olhar cético.</text:span></text:p>
      <text:p text:style-name="P55"><text:span text:style-name="T32">— </text:span><text:span text:style-name="T42">Bom, falando assim, faz um pouco de sentido, mas ainda é difícil acreditar </text:span><text:span text:style-name="T43">em um ser que não foi criado.</text:span></text:p>
      <text:p text:style-name="P56"><text:span text:style-name="T32">— </text:span><text:span text:style-name="T43">Amigo, eu não acreditava, até ter minha vida transformada. Eu vivia sem propósito e perdido, sem esperança alguma. Eu não queria e mesmo assim, foi como se ele viesse ao meu encontro. Ele me ajudou e você pode até não acreditar em Deus, mas essa mudança que aconteceu na minha vida, foi a coisa mais real que já experimentei, e isso foi o suficiente pra que eu acreditasse Nele.</text:span></text:p>
      <text:p text:style-name="P57"><text:span text:style-name="T32">— </text:span><text:span text:style-name="T44">Cara, sério, você é estranho, mas é um diferente bom, mesmo não acreditando em Deus, o seu jeito de ser é tão diferente, eu admiro muito isso em ti, sabia? – Não sabendo onde me enfiar depois de ser elogiado, eu peço um café e seguimos conversando –.</text:span></text:p>
      <text:p text:style-name="P60"><text:span text:style-name="T21"><text:tab/>Com essa pequena história, tentei demonstrar um pouco de como nossa vida e nosso jeito de ser, acima de nossos argumentos – os quais podem ser falhos e simples – e acima de nossa capacidade de persuasão, quando alguém verdadeiramente vive aquilo que prega, a pregação ou o evangelismo deixa de ser uma tarefa ou trabalho a ser feito, e passa a ser algo natural, parte do seu estilo de vida. As pessoas podem não acreditar em Deus, mas quando as pessoas veem Jesus através da sua vida, mesmo que em detalhes, vemos como isso faz a diferença. Uma vida transformada e impactada por Jesus, nunca mais é a mesma. A sinceridade e o amor combinados com seu testemunho de vida verdadeiro, não enfeitado, mas somente a verdade que você vivenciou, na minha opinião é a base do evangelho. Não podemos pregar aquilo que não vivemos, </text:span><text:span text:style-name="T45">Jesus não nos enviou para pregar uma mensagem que ouvimos falar de longe ou que não conhecemos, Não! Ele nos chamou pra pregar aquilo que ele fez em nossas vidas, pra sermos testemunhas do amor dele por nós. As pessoas podem não acreditar, mas nossa vida e nossas ações refletem Jesus para que as pessoas possam ver. Nós somos falhos e segundo Romanos 3:9 Paulo diz não ter vantagem alguma, tanto Judeus como Gregos, estão debaixo do pecado, mas Jesus, </text:span><text:span text:style-name="T46">aquele que aparece através de nós</text:span><text:span text:style-name="T45"> é irresistível.</text:span></text:p>
      <text:p text:style-name="P22"/>
      <text:p text:style-name="P22"><text:soft-page-break/><text:span text:style-name="T78">2.3 </text:span>A via da contingência das coisas</text:p>
      <text:p text:style-name="P18">Evangelizando <text:span text:style-name="T57">a mim mesmo.</text:span></text:p>
      <text:p text:style-name="P18"/>
      <text:p text:style-name="P18"><text:tab/><text:span text:style-name="T57">Estou morando na </text:span><text:span text:style-name="T7">Casa das nações</text:span><text:span text:style-name="T59"> </text:span><text:span text:style-name="T62">a mais ou menos um mês, </text:span><text:span text:style-name="T59">e tenho tido várias ideias e “Iluminações” a respeito de Deus, quem ele é, quem somos nós e isso tem trazido muitas ideias referentes ao evangelismo como consequência desse conhecimento. </text:span></text:p>
      <text:p text:style-name="P18"><text:span text:style-name="T59"><text:tab/></text:span><text:span text:style-name="T60">Sempre pensei comigo mesmo, “Por que será que temos que orar, se Deus já sabe tudo que vamos falar?”, “Por que fazer algo, sendo que Deus é autossuficiente e tecnicamente não precisa de nós?”. Semana Passada na aula do professor Alessandro Aguiar, estávamos discutindo em sala de aula a respeito dos atributos de Deus. </text:span><text:span text:style-name="T61">Um dos atributos incomunicáveis de Deus é a sua Independência inerente e exclusiva de Deus. Isso significa que Deus é um ser </text:span><text:span text:style-name="T8">incontingente, </text:span><text:span text:style-name="T61">assim como descrito por</text:span><text:span text:style-name="T8"> Tomás de Aquino. </text:span><text:span text:style-name="T61">Ou seja, Deus não necessita de nada para absolutamente nada. Ele </text:span><text:span text:style-name="T8">É</text:span><text:span text:style-name="T61"> por si só. Então chegamos à conclusão durante a aula que, se Deus não necessita de nada, será que é Deus que </text:span><text:span text:style-name="T8">precisa, </text:span><text:span text:style-name="T61">de fato das nossas orações? </text:span><text:span text:style-name="T62">Nosso Deus é um Deus </text:span><text:span text:style-name="T9">carente</text:span><text:span text:style-name="T62">? Com certeza não.</text:span></text:p>
      <text:p text:style-name="P18"><text:span text:style-name="T62"><text:tab/>Deus em sua soberania decidiu nos amar, </text:span><text:span text:style-name="T9">apesar</text:span><text:span text:style-name="T62"> de nós mesmos. Ele quer nos ensinar, ele quer se revelar e nos mostrar a verdade. Ele quer nos incluir naquilo que ele está fazendo no mundo e isso é razão suficiente para nos alegrarmos em Deus, tomarmos nossa cruz diária, todo sofrimento momentâneo e desconforto por amor a ele. Que se humilhou e nos deu tudo por amor. O amor nos amou. Como disse muito bem Becky Pippert, em seu livro “Evangelismo Natural”, “Deus se despiu de sua glória para nos alcançar. Será que não podemos nós também abrir mão do nosso conforto para alcançarmos um amigo?”. Que Deus me ajude a viver intensamente o propósito e a sua missão no mundo. </text:span></text:p>
      <text:p text:style-name="P26"/>
      <text:p text:style-name="P22"><text:span text:style-name="T78">2.4 </text:span>A via dos Graus de perfeição</text:p>
      <text:p text:style-name="P18">Evangelizando na <text:span text:style-name="T57">igreja</text:span></text:p>
      <text:p text:style-name="P18"/>
      <text:p text:style-name="P19"><text:tab/><text:span text:style-name="T72">Em muitas igrejas, vemos como a maioria das coisas são feitas com excelência, pois é “para Deus”. Porém, se entendermos a Deus como um Deus </text:span><text:soft-page-break/><text:span text:style-name="T72">perfeito, a plenitude da perfeição e santidade, </text:span><text:span text:style-name="T73">S</text:span><text:span text:style-name="T72">erá que nossos esforços são </text:span><text:span text:style-name="T9">de fato</text:span><text:span text:style-name="T72"> </text:span><text:span text:style-name="T9">para</text:span><text:span text:style-name="T62"> esse Deus tão santo? Será que nossos esforços de fato </text:span><text:span text:style-name="T9">mudam</text:span><text:span text:style-name="T62"> ou </text:span><text:span text:style-name="T9">amolecem</text:span><text:span text:style-name="T62"> o coração de Deus? </text:span><text:span text:style-name="T65">Nosso Deus não é</text:span><text:span text:style-name="T12"> carente</text:span><text:span text:style-name="T65"> de nossa adoração.</text:span><text:span text:style-name="T9"> </text:span><text:span text:style-name="T62">Assim como comentado pelo Professor e Pastor Alessandro Aguiar, </text:span><text:span text:style-name="T63">Deus não precisa do nosso louvor ou nossa excelência, no sentido de </text:span><text:span text:style-name="T65">ser </text:span><text:span text:style-name="T63">uma </text:span><text:span text:style-name="T10">necessidade</text:span><text:span text:style-name="T63"> de Deus. Mas a excelência é horizontal, ou seja, aos nossos irmãos. </text:span><text:span text:style-name="T64">Não quero dizer que não devemos </text:span><text:span text:style-name="T11">glorificar a Deus</text:span><text:span text:style-name="T64">, pelo contrário, devemos fazer nosso melhor </text:span><text:span text:style-name="T65">uns aos outros</text:span><text:span text:style-name="T64">, assim glorificando </text:span><text:span text:style-name="T65">a Deus.</text:span></text:p>
      <text:p text:style-name="P35"><text:tab/>Segundo a via dos Graus da perfeição, Deus é a plenitude da perfeição, <text:span text:style-name="T73">havendo graus inferiores de perfeição, há a necessidade de haver uma base, que é a perfeição plena</text:span>. <text:span text:style-name="T73">Diante da perfeição plena de Deus. Nosso louvor tem algum valor, no sentido de necessidade de Deus de que façamos com maior excelência possível? Ora, nossa excelência plena não seria suficientemente próxima da perfeição </text:span><text:span text:style-name="T12">plena</text:span><text:span text:style-name="T73"> de Deus. Assim infinitamente depravando nossa adoração diretamente para ele. Porém, Deus nos manda servirmos uns aos outros. Deus nos manda amarmos ao nosso próximo como a nós mesmos. Jesus Disse </text:span><text:span text:style-name="T74">em Mateus 25:35, “Porque tive fome, e vocês me deram de comer; tive sede, e vocês me deram de beber; eu era forasteiro, e vocês me hospedaram; eu estava nu, e vocês me vestiram; preso, e foram me ver.”. Jesus nos mostra nessa passagem, como os atos de bondade que fazemos uns aos outros (em Jesus) são como atos feitos a Ele. Assim, daremos bom testemunho ao mundo, além de glorificarmos o nome do Senhor, fazendo com excelência, não, em seu sentido literal “para Deus”, mas de fato para Deus. Conforme a sua vontade para conosco.</text:span></text:p>
      <text:p text:style-name="P26"/>
      <text:p text:style-name="P22"/>
      <text:p text:style-name="P65"><text:span text:style-name="T78">2.5 </text:span>A via do governo das coisas – <text:span text:style-name="T4">Evangelizando na faculdade</text:span></text:p>
      <text:p text:style-name="P18"/>
      <text:p text:style-name="P27"><text:tab/><text:span text:style-name="T66">Eu particularmente não gos</text:span><text:span text:style-name="T69">tei</text:span><text:span text:style-name="T66"> muito dessa via de Tomás de Aquino, pois de certa forma ela está “desatualizada”, já que antigamente não havia nem ao menos o conceito de gravidade, os filósofos da época acreditavam que as coisas “cansavam” e por isso paravam, ao contrário do pensamento de </text:span><text:span text:style-name="T74">hoje</text:span><text:span text:style-name="T66"> que nos diz que os objetos perdem sua energia cinética pela fricção, tanto com o ar quanto com a superfície a qual o objeto esteja em contato. Em meio a esse pensamento, Aquino desenvolveu sua via. Porém, mesmo a via estando de certa forma “desatualizada”. Hoje podemos ter uma visão mais ampla daquilo que Aquino de fato começou a desenvolver em seu tempo.</text:span></text:p>
      <text:p text:style-name="P27"><text:span text:style-name="T66"><text:tab/>A faculdade é um ambiente onde as pessoas que frequentam, normalmente possuem um conhecimento </text:span><text:span text:style-name="T74">abrangente</text:span><text:span text:style-name="T66">, quando às leis da física ou do pensamento geral que os acadêmicos consideram como correto ou </text:span><text:span text:style-name="T74">mais aceito</text:span><text:span text:style-name="T66"> nos dias de </text:span><text:span text:style-name="T71">hoje</text:span><text:span text:style-name="T66">. Podemos usar a </text:span><text:span text:style-name="T74">via do governo das coisas</text:span><text:span text:style-name="T66"> para começar uma conversa com essas pessoas e falar da grandeza do nosso Deus.</text:span></text:p>
      <text:p text:style-name="P27"><text:span text:style-name="T66"><text:tab/>Com isso em mente, gostaria de pincelar um pouco do que aprendi sobre a “gravidade” como um exemplo, porém levando em consideração que apenas peguei um tópico dentre vários, dos quais partilham da mesma dependência de Deus. </text:span><text:span text:style-name="T67">A gravidade que Newton descreve como a atração entre dois corpos com massa, é uma boa aproximação, porém, Einstein nos trouxe uma sacada incrível. Ele sugeriu uma quarta dimensão espacial, interligada com o </text:span><text:span text:style-name="T75">tempo. </text:span><text:span text:style-name="T67">Assim explicando muitas perguntas que a teoria de Newton não nos permitia explicar. Podemos, através das leis, ver as regras tão bem estabelecidas do nosso universo. Porém, muitos dizem que isso só pode ter sido criado por Deus, ou argumentam sobre as pequenas chances de que nosso universo viesse a existir apenas pelo acaso, porém esses argumentos são irrelevantes, pois até onde sabemos podem haver universos paralelos (segundo nosso entendimento do nosso universo hoje, é uma possibilidade e não uma regra). Assim poderiam existir milhares de universos antes do nosso que simplesmente “não deram certo” e colapsaram, dando início a novos universos até a formação do nosso por “sorte”, isso, segundo nosso entendimento de que antes do nosso universo poderiam haver n </text:span><text:span text:style-name="T75">decilhões</text:span><text:span text:style-name="T67"> de anos antes </text:span><text:span text:style-name="T68">do nosso universo existir. </text:span><text:soft-page-break/><text:span text:style-name="T68">Mas, </text:span><text:span text:style-name="T69">gosto de pensar </text:span><text:span text:style-name="T68">que, </text:span><text:span text:style-name="T69">por mais que</text:span><text:span text:style-name="T68"> </text:span><text:span text:style-name="T69">muitos até pensem </text:span><text:span text:style-name="T68">que nosso universo tenha surgido por acaso, </text:span><text:span text:style-name="T69">mais raro ainda seria, se</text:span><text:span text:style-name="T68"> em uma das poucas combinações de regras que nosso universo poderia ter, </text:span><text:span text:style-name="T70">na única</text:span><text:span text:style-name="T68"> combinação que deu certo,</text:span><text:span text:style-name="T69"> </text:span><text:span text:style-name="T68">Deus se f</text:span><text:span text:style-name="T70">izesse</text:span><text:span text:style-name="T68"> presente, nos revelando a grandeza da criação, </text:span><text:span text:style-name="T76">antes</text:span><text:span text:style-name="T68"> mesmo que pudéssemos descobrir a sua grandeza de fato </text:span><text:span text:style-name="T69">com experimentos e estudos</text:span><text:span text:style-name="T6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10"><draw:image xlink:href="Pictures/1000000000000500000000CF73E1439B139099FF.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2.2$Windows_X86_64 LibreOffice_project/8a45595d069ef5570103caea1b71cc9d82b2aae4</meta:generator>
    <dc:date>2021-04-21T17:00:57.971000000</dc:date>
    <meta:editing-duration>P1DT18H32M</meta:editing-duration>
    <meta:editing-cycles>26</meta:editing-cycles>
    <meta:document-statistic meta:table-count="0" meta:image-count="1" meta:object-count="0" meta:page-count="11" meta:paragraph-count="106" meta:word-count="3032" meta:character-count="17329" meta:non-whitespace-character-count="14357"/>
  </office:meta>
</office:document-meta>
</file>